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echileno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obile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KL-123456</text:p>
          </table:table-cell>
          <table:table-cell office:value-type="string" calcext:value-type="string">
            <text:p>Sandeep</text:p>
          </table:table-cell>
          <table:table-cell office:value-type="float" office:value="987654321" calcext:value-type="float">
            <text:p>987654321</text:p>
          </table:table-cell>
          <table:table-cell office:value-type="string" calcext:value-type="string">
            <text:p>Kerala</text:p>
          </table:table-cell>
        </table:table-row>
        <table:table-row table:style-name="ro1">
          <table:table-cell office:value-type="string" calcext:value-type="string">
            <text:p>KA-123457</text:p>
          </table:table-cell>
          <table:table-cell office:value-type="string" calcext:value-type="string">
            <text:p>Karthik</text:p>
          </table:table-cell>
          <table:table-cell office:value-type="float" office:value="987654322" calcext:value-type="float">
            <text:p>987654322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string" calcext:value-type="string">
            <text:p>MH-123458</text:p>
          </table:table-cell>
          <table:table-cell office:value-type="string" calcext:value-type="string">
            <text:p>Vedanth</text:p>
          </table:table-cell>
          <table:table-cell office:value-type="float" office:value="987654323" calcext:value-type="float">
            <text:p>987654323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string" calcext:value-type="string">
            <text:p>KA-123459</text:p>
          </table:table-cell>
          <table:table-cell office:value-type="string" calcext:value-type="string">
            <text:p>Archana</text:p>
          </table:table-cell>
          <table:table-cell office:value-type="float" office:value="987654324" calcext:value-type="float">
            <text:p>987654324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string" calcext:value-type="string">
            <text:p>AP-123455</text:p>
          </table:table-cell>
          <table:table-cell office:value-type="string" calcext:value-type="string">
            <text:p>Vamsi</text:p>
          </table:table-cell>
          <table:table-cell office:value-type="float" office:value="987654325" calcext:value-type="float">
            <text:p>987654325</text:p>
          </table:table-cell>
          <table:table-cell office:value-type="string" calcext:value-type="string">
            <text:p>Andhra Pradesh</text:p>
          </table:table-cell>
        </table:table-row>
        <table:table-row table:style-name="ro1">
          <table:table-cell office:value-type="string" calcext:value-type="string">
            <text:p>KA-123454</text:p>
          </table:table-cell>
          <table:table-cell office:value-type="string" calcext:value-type="string">
            <text:p>Chaithra</text:p>
          </table:table-cell>
          <table:table-cell office:value-type="float" office:value="987654326" calcext:value-type="float">
            <text:p>987654326</text:p>
          </table:table-cell>
          <table:table-cell office:value-type="string" calcext:value-type="string">
            <text:p>Karnata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7:48:21.155193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03:18.120406768</meta:creation-date>
    <dc:date>2019-10-15T17:49:44.480367288</dc:date>
    <meta:editing-duration>PT27M4S</meta:editing-duration>
    <meta:editing-cycles>12</meta:editing-cycles>
    <meta:generator>LibreOffice/6.0.7.3$Linux_X86_64 LibreOffice_project/00m0$Build-3</meta:generator>
    <meta:document-statistic meta:table-count="1" meta:cell-count="28" meta:object-count="0"/>
  </office:meta>
</office:document-meta>
</file>